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8"/>
    <style:style style:name="ce5" style:family="table-cell" style:parent-style-name="Default" style:data-style-name="N11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$m_b$</text:p>
          </table:table-cell>
          <table:table-cell office:value-type="string">
            <text:p>$S_b$</text:p>
          </table:table-cell>
          <table:table-cell office:value-type="string">
            <text:p>$n_b$</text:p>
          </table:table-cell>
          <table:table-cell office:value-type="string">
            <text:p>$Q_b$</text:p>
          </table:table-cell>
          <table:table-cell office:value-type="string">
            <text:p>$\beta_b$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2" office:value-type="float" office:value="0.75">
            <text:p>0.75</text:p>
          </table:table-cell>
          <table:table-cell table:style-name="ce4" office:value-type="float" office:value="0.001">
            <text:p>0.00100</text:p>
          </table:table-cell>
          <table:table-cell table:style-name="ce5" office:value-type="float" office:value="0.012">
            <text:p>0.0120</text:p>
          </table:table-cell>
          <table:table-cell office:value-type="float" office:value="250">
            <text:p>25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B</text:p>
          </table:table-cell>
          <table:table-cell table:style-name="ce2" office:value-type="float" office:value="1">
            <text:p>1.0</text:p>
          </table:table-cell>
          <table:table-cell table:style-name="ce4" office:value-type="float" office:value="0.001">
            <text:p>0.00100</text:p>
          </table:table-cell>
          <table:table-cell table:style-name="ce5" office:value-type="float" office:value="0.012">
            <text:p>0.0120</text:p>
          </table:table-cell>
          <table:table-cell office:value-type="float" office:value="67.5">
            <text:p>67.5</text:p>
          </table:table-cell>
          <table:table-cell office:value-type="float" office:value="2.52">
            <text:p>2.52</text:p>
          </table:table-cell>
        </table:table-row>
        <table:table-row table:style-name="ro1">
          <table:table-cell office:value-type="string">
            <text:p>C</text:p>
          </table:table-cell>
          <table:table-cell table:style-name="ce2" office:value-type="float" office:value="1.5">
            <text:p>1.5</text:p>
          </table:table-cell>
          <table:table-cell table:style-name="ce4" office:value-type="float" office:value="0.001">
            <text:p>0.00100</text:p>
          </table:table-cell>
          <table:table-cell table:style-name="ce5" office:value-type="float" office:value="0.012">
            <text:p>0.0120</text:p>
          </table:table-cell>
          <table:table-cell office:value-type="float" office:value="20">
            <text:p>20</text:p>
          </table:table-cell>
          <table:table-cell office:value-type="float" office:value="2.48">
            <text:p>2.48</text:p>
          </table:table-cell>
        </table:table-row>
        <table:table-row table:style-name="ro1">
          <table:table-cell office:value-type="string">
            <text:p>D</text:p>
          </table:table-cell>
          <table:table-cell table:style-name="ce2" office:value-type="float" office:value="2">
            <text:p>2.0</text:p>
          </table:table-cell>
          <table:table-cell table:style-name="ce4" office:value-type="float" office:value="0.001">
            <text:p>0.00100</text:p>
          </table:table-cell>
          <table:table-cell table:style-name="ce5" office:value-type="float" office:value="0.012">
            <text:p>0.0120</text:p>
          </table:table-cell>
          <table:table-cell office:value-type="float" office:value="12">
            <text:p>12</text:p>
          </table:table-cell>
          <table:table-cell office:value-type="float" office:value="2.55">
            <text:p>2.5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3" office:value-type="string" table:number-columns-spanned="4" table:number-rows-spanned="1">
            <text:p>Variable</text:p>
          </table:table-cell>
          <table:covered-table-cell table:number-columns-repeated="3"/>
          <table:table-cell/>
        </table:table-row>
        <table:table-row table:style-name="ro1">
          <table:table-cell/>
          <table:table-cell office:value-type="string">
            <text:p>m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table:style-name="ce1" office:value-type="string">
            <text:p>COV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SG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2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04/14/2010</text:date>, <text:time>12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ohanadas Chandar</meta:initial-creator>
    <meta:creation-date>2010-04-14T09:24:48</meta:creation-date>
    <meta:generator>OpenOffice.org/3.1$Linux OpenOffice.org_project/310m19$Build-9420</meta:generator>
    <dc:date>2010-04-14T12:37:42</dc:date>
    <dc:creator>Mohanadas Chandar</dc:creator>
    <meta:editing-duration>PT03H12M56S</meta:editing-duration>
    <meta:editing-cycles>5</meta:editing-cycles>
    <meta:document-statistic meta:table-count="3" meta:cell-count="40" meta:object-count="0"/>
  </office:meta>
</office:document-meta>
</file>